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.se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loadProperties( Properties props , InputStream is , boolean is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.loadEnvironment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.addProperty( String n , Objec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Location( Fil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.loadResourc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execute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roperty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addPropertie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.setEnvironment( String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UserProperty( boolean use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.Property( boolean use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load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y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addProperty( String n ,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resolveAllProperties(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.Property( boolean userProperty , Project 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.setRefid(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loadUrl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